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2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margin-left="1.251cm" fo:margin-right="0cm" fo:text-indent="-0.635cm" style:auto-text-indent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cm" fo:margin-left="1.91cm"/>
        </style:list-level-properties>
        <style:text-properties style:font-name="Segoe UI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 Bunka</text:p>
      <text:p text:style-name="Standard">Initial Draft</text:p>
      <text:p text:style-name="Standard">23-02-2012</text:p>
      <text:p text:style-name="Standard"/>
      <text:p text:style-name="Standard">Jordi Vermeulen</text:p>
      <text:p text:style-name="Standard"/>
      <text:p text:style-name="Standard"/>
      <text:p text:style-name="Standard">Game description:</text:p>
      <text:list xml:id="list36669334" text:style-name="L1">
        <text:list-item>
          <text:p text:style-name="P9">Economy/city building game</text:p>
          <text:list>
            <text:list-item>
              <text:p text:style-name="P2">Build production chains</text:p>
              <text:list>
                <text:list-item>
                  <text:p text:style-name="P2">Buildings for raw material collection, processing and creating goods</text:p>
                </text:list-item>
              </text:list>
            </text:list-item>
            <text:list-item>
              <text:p text:style-name="P2">Monitor supply/demand</text:p>
            </text:list-item>
          </text:list>
        </text:list-item>
        <text:list-item>
          <text:p text:style-name="P9">From stone age setting to modern society</text:p>
          <text:list>
            <text:list-item>
              <text:p text:style-name="P2">Progress through ages by increasing population</text:p>
            </text:list-item>
            <text:list-item>
              <text:p text:style-name="P2">Specific needs of inhabitants change per age</text:p>
              <text:list>
                <text:list-item>
                  <text:p text:style-name="P2">E.g. stone age only requires food, water and firewood, modern age requires recreational areas, hygiene, transportation systems, etc.</text:p>
                </text:list-item>
              </text:list>
            </text:list-item>
          </text:list>
        </text:list-item>
        <text:list-item>
          <text:p text:style-name="P2">No armies/fighting/wars</text:p>
        </text:list-item>
        <text:list-item>
          <text:p text:style-name="P2">No computer controlled players</text:p>
        </text:list-item>
        <text:list-item>
          <text:p text:style-name="P2">Different races to play as?</text:p>
          <text:list>
            <text:list-item>
              <text:p text:style-name="P2">Specific bonuses per race</text:p>
            </text:list-item>
          </text:list>
        </text:list-item>
        <text:list-item>
          <text:p text:style-name="P2">No direct control of specific people (like SimCity)</text:p>
        </text:list-item>
        <text:list-item>
          <text:p text:style-name="P2">“God” perspective</text:p>
        </text:list-item>
        <text:list-item>
          <text:p text:style-name="P2">Order specific buildings to be built (like The Settlers)</text:p>
          <text:list>
            <text:list-item>
              <text:p text:style-name="P2">AI carriers and builders will carry out the order</text:p>
            </text:list-item>
          </text:list>
        </text:list-item>
        <text:list-item>
          <text:p text:style-name="P2">Option to walk through your own city in first person perspective?</text:p>
        </text:list-item>
      </text:list>
      <text:p text:style-name="Standard"/>
      <text:p text:style-name="Standard">Ages:</text:p>
      <text:list xml:id="list36693233" text:style-name="L2">
        <text:list-item>
          <text:p text:style-name="P4">Stone age (&gt;8000 BC)</text:p>
          <text:list>
            <text:list-item>
              <text:p text:style-name="P3">Control of fire (1.5 M years ago)</text:p>
            </text:list-item>
            <text:list-item>
              <text:p text:style-name="P3">Stone tools (100000 years ago)</text:p>
            </text:list-item>
            <text:list-item>
              <text:p text:style-name="P3">Ceramics (25000 years ago)</text:p>
            </text:list-item>
            <text:list-item>
              <text:p text:style-name="P3">Animal husbandry (15000 years ago)</text:p>
            </text:list-item>
            <text:list-item>
              <text:p text:style-name="P3">Paths and tracks (10000 BC)</text:p>
            </text:list-item>
            <text:list-item>
              <text:p text:style-name="P3">Atlatl (spear thrower), bow and arrow (9000 BC)</text:p>
            </text:list-item>
            <text:list-item>
              <text:p text:style-name="P3">Canoes (8000 BC)</text:p>
            </text:list-item>
            <text:list-item>
              <text:p text:style-name="P3">Agriculture (8000 BC)</text:p>
            </text:list-item>
          </text:list>
        </text:list-item>
        <text:list-item>
          <text:p text:style-name="P4">Copper age (8000 BC – 3300 BC)</text:p>
          <text:list>
            <text:list-item>
              <text:p text:style-name="P3">Metallurgy (copper, 8000 BC)</text:p>
            </text:list-item>
            <text:list-item>
              <text:p text:style-name="P3">Wells (7500 BC)</text:p>
            </text:list-item>
            <text:list-item>
              <text:p text:style-name="P3">Textile (6500 BC)</text:p>
            </text:list-item>
            <text:list-item>
              <text:p text:style-name="P3">Irrigation (6000 BC)</text:p>
            </text:list-item>
            <text:list-item>
              <text:p text:style-name="P3">Sailing ships (5000 BC)</text:p>
            </text:list-item>
            <text:list-item>
              <text:p text:style-name="P3">Paved roads (4600 BC)</text:p>
            </text:list-item>
            <text:list-item>
              <text:p text:style-name="P3"><text:soft-page-break/>Wheel (4000 BC)</text:p>
            </text:list-item>
            <text:list-item>
              <text:p text:style-name="P3">Sundial (3500 BC)</text:p>
            </text:list-item>
          </text:list>
        </text:list-item>
        <text:list-item>
          <text:p text:style-name="P4">Bronze age (3300 BC – 1500 BC)</text:p>
          <text:list>
            <text:list-item>
              <text:p text:style-name="P3">Metallurgy (bronze, 3300 BC)</text:p>
            </text:list-item>
            <text:list-item>
              <text:p text:style-name="P3">Writing (3300 BC)</text:p>
            </text:list-item>
            <text:list-item>
              <text:p text:style-name="P3">Dams (3000 BC)</text:p>
            </text:list-item>
            <text:list-item>
              <text:p text:style-name="P3">Law (3000 BC)</text:p>
            </text:list-item>
            <text:list-item>
              <text:p text:style-name="P3">Literature (2600 BC)</text:p>
            </text:list-item>
            <text:list-item>
              <text:p text:style-name="P3">Spoked wheel (2000 BC)</text:p>
            </text:list-item>
            <text:list-item>
              <text:p text:style-name="P6">Poetry (1800 BC)</text:p>
            </text:list-item>
          </text:list>
        </text:list-item>
        <text:list-item>
          <text:p text:style-name="P4">Iron age (1500 BC – 800 BC)</text:p>
          <text:list>
            <text:list-item>
              <text:p text:style-name="P6">Metallurgy (iron, 1500 BC)</text:p>
            </text:list-item>
            <text:list-item>
              <text:p text:style-name="P6">Bridges (1300 BC)</text:p>
            </text:list-item>
            <text:list-item>
              <text:p text:style-name="P6">Philosophy (800 BC)</text:p>
            </text:list-item>
            <text:list-item>
              <text:p text:style-name="P6">Alphabet (800 BC)</text:p>
            </text:list-item>
          </text:list>
        </text:list-item>
        <text:list-item>
          <text:p text:style-name="P4">Antiquity (800 BC – 500 AD)</text:p>
          <text:list>
            <text:list-item>
              <text:p text:style-name="P6">Aqueduct (700 BC)</text:p>
            </text:list-item>
            <text:list-item>
              <text:p text:style-name="P6">Cartography (600 BC)</text:p>
            </text:list-item>
            <text:list-item>
              <text:p text:style-name="P6">Sewerage (600 BC)</text:p>
            </text:list-item>
            <text:list-item>
              <text:p text:style-name="P6">Crane (500 BC)</text:p>
            </text:list-item>
            <text:list-item>
              <text:p text:style-name="P6">Winch (500 BC)</text:p>
            </text:list-item>
            <text:list-item>
              <text:p text:style-name="P6">Highways (500 BC)</text:p>
            </text:list-item>
            <text:list-item>
              <text:p text:style-name="P6">Steel (400 BC)</text:p>
            </text:list-item>
            <text:list-item>
              <text:p text:style-name="P6">Dioptra (300 BC)</text:p>
            </text:list-item>
            <text:list-item>
              <text:p text:style-name="P6">Lighthouse (280 BC)</text:p>
            </text:list-item>
            <text:list-item>
              <text:p text:style-name="P6">Watermill (250 BC)</text:p>
            </text:list-item>
            <text:list-item>
              <text:p text:style-name="P6">Paper (200 BC)</text:p>
            </text:list-item>
            <text:list-item>
              <text:p text:style-name="P6">Drydock (200 BC)</text:p>
            </text:list-item>
            <text:list-item>
              <text:p text:style-name="P6">Concrete (200 BC)</text:p>
            </text:list-item>
            <text:list-item>
              <text:p text:style-name="P6">Archway/dome (100 BC)</text:p>
            </text:list-item>
            <text:list-item>
              <text:p text:style-name="P6">Glassblowing (50 BC)</text:p>
            </text:list-item>
            <text:list-item>
              <text:p text:style-name="P6">Public baths (0 AD)</text:p>
            </text:list-item>
            <text:list-item>
              <text:p text:style-name="P6">Windmill (100 AD)</text:p>
            </text:list-item>
            <text:list-item>
              <text:p text:style-name="P6">Printing (220 AD)</text:p>
            </text:list-item>
          </text:list>
        </text:list-item>
        <text:list-item>
          <text:p text:style-name="P4">Middle ages (500 AD – 1500 AD)</text:p>
          <text:list>
            <text:list-item>
              <text:p text:style-name="P6">Compass (1000 AD)</text:p>
            </text:list-item>
          </text:list>
        </text:list-item>
      </text:list>
      <text:p text:style-name="P1"/>
      <text:p text:style-name="P1"/>
      <text:list xml:id="list36679934" text:style-name="L3">
        <text:list-item>
          <text:p text:style-name="P7">Quadrant (1594 AD)</text:p>
        </text:list-item>
        <text:list-item>
          <text:p text:style-name="P7">Octant (1699 AD)</text:p>
        </text:list-item>
        <text:list-item>
          <text:p text:style-name="P7">Sextant (1757 AD)</text:p>
        </text:list-item>
        <text:list-item>
          <text:p text:style-name="P7">Telescope (1600 AD)</text:p>
        </text:list-item>
      </text:list>
      <text:p text:style-name="P1"/>
      <text:p text:style-name="P1"><text:soft-page-break/>Game flow:</text:p>
      <text:p text:style-name="P1"/>
      <text:p text:style-name="P1">Start (Stone Age): 1 farm, 10 inhabitants</text:p>
      <text:p text:style-name="P1">Available buildings: Residence, Woodcutter, Quarry, Farm</text:p>
      <text:p text:style-name="P1">Unlockable during age: Farm with animals, Horse-keeper, Wheel-maker, etc.</text:p>
      <text:p text:style-name="P1">Requirement for next age: copper mining/smelting</text:p>
      <text:p text:style-name="P1"/>
      <text:list xml:id="list36717681" text:style-name="L4">
        <text:list-item>
          <text:p text:style-name="P8">Technology is unlocked through increasing population or meeting specific requirements.</text:p>
        </text:list-item>
        <text:list-item>
          <text:p text:style-name="P8">Population increases by having birth/death rate &gt; 1, or through migr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di Vermeulen</meta:initial-creator>
    <meta:creation-date>2012-02-23T16:22:50.67</meta:creation-date>
    <dc:date>2012-03-02T17:00:56.18</dc:date>
    <dc:creator>Jordi Vermeulen</dc:creator>
    <meta:editing-duration>PT15H1M46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3" meta:paragraph-count="86" meta:word-count="457" meta:character-count="2435"/>
  </office:meta>
</office:document-meta>
</file>